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1.016cm" draw:shadow="hidden"/>
    </style:style>
    <style:style style:name="gr4" style:family="graphic" style:parent-style-name="standard">
      <style:graphic-properties draw:stroke="none" svg:stroke-color="#000000" draw:fill="none" draw:fill-color="#ffffff" fo:min-height="0.88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69cm" svg:height="2.413cm" svg:x="4.429cm" svg:y="5.1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0.635cm" svg:height="0.762cm" svg:x="7.095cm" svg:y="13.31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xml:id="id1" draw:id="id1" draw:layer="layout" svg:width="0.889cm" svg:height="0.635cm" svg:x="6.969cm" svg:y="3.41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3" draw:id="id3" draw:layer="layout" svg:width="5.715cm" svg:height="2.413cm" svg:x="4.556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413cm" svg:y1="4.048cm" svg:x2="7.414cm" svg:y2="5.191cm" draw:start-shape="id1" draw:start-glue-point="8" draw:end-shape="id2" draw:end-glue-point="4" svg:d="M7413 4048l1 1143" svg:viewBox="0 0 2 1144">
          <text:p/>
        </draw:connector>
        <draw:connector draw:style-name="gr2" draw:text-style-name="P1" draw:layer="layout" draw:type="line" svg:x1="7.414cm" svg:y1="7.604cm" svg:x2="7.413cm" svg:y2="8.747cm" draw:start-shape="id2" draw:start-glue-point="6" draw:end-shape="id3" draw:end-glue-point="0" svg:d="M7414 7604l-1 1143" svg:viewBox="0 0 2 1144">
          <text:p/>
        </draw:connector>
        <draw:connector draw:style-name="gr2" draw:text-style-name="P1" xml:id="id5" draw:id="id5" draw:layer="layout" draw:type="line" svg:x1="7.413cm" svg:y1="11.16cm" svg:x2="7.414cm" svg:y2="13.319cm" draw:start-shape="id3" draw:start-glue-point="2" draw:end-shape="id4" draw:end-glue-point="4" svg:d="M7413 11160l1 2159" svg:viewBox="0 0 2 2160">
          <text:p/>
        </draw:connector>
        <draw:connector draw:style-name="gr2" draw:text-style-name="P1" draw:layer="layout" draw:line-skew="-0.514cm" svg:x1="4.429cm" svg:y1="6.398cm" svg:x2="7.413cm" svg:y2="12.239cm" draw:start-shape="id2" draw:start-glue-point="5" draw:end-shape="id5" draw:end-glue-point="0" svg:d="M4429 6398h-1016v5841h4000" svg:viewBox="0 0 4001 5842">
          <text:p/>
        </draw:connector>
        <draw:frame draw:style-name="gr3" draw:text-style-name="P2" draw:layer="layout" svg:width="4.191cm" svg:height="1.361cm" svg:x="5.318cm" svg:y="5.826cm">
          <draw:text-box>
            <text:p text:style-name="P2"><text:span text:style-name="T1">Condición a evaluar</text:span></text:p>
          </draw:text-box>
        </draw:frame>
        <draw:frame draw:style-name="gr4" draw:text-style-name="P3" draw:layer="layout" svg:width="2.921cm" svg:height="1.139cm" svg:x="7.35cm" svg:y="7.608cm">
          <draw:text-box>
            <text:p text:style-name="P3"><text:span text:style-name="T1">Verdarero</text:span></text:p>
          </draw:text-box>
        </draw:frame>
        <draw:frame draw:style-name="gr4" draw:text-style-name="P3" draw:layer="layout" svg:width="2.921cm" svg:height="1.139cm" svg:x="3.159cm" svg:y="5.576cm">
          <draw:text-box>
            <text:p text:style-name="P3"><text:span text:style-name="T1">Falso</text:span></text:p>
          </draw:text-box>
        </draw:frame>
        <draw:frame draw:style-name="gr3" draw:text-style-name="P2" draw:layer="layout" svg:width="4.191cm" svg:height="1.916cm" svg:x="5.191cm" svg:y="9.001cm">
          <draw:text-box>
            <text:p text:style-name="P2"><text:span text:style-name="T1">Sentencia simple o </text:span></text:p>
            <text:p text:style-name="P2"><text:span text:style-name="T1">compues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6T13:36:45.986539601</dc:date>
    <meta:editing-duration>P0D</meta:editing-duration>
    <meta:editing-cycles>1</meta:editing-cycles>
    <meta:document-statistic meta:object-count="12"/>
    <meta:generator>LibreOffice/4.2.6.3$Linux_X86_64 LibreOffice_project/420$Build-3</meta:generator>
  </office:meta>
</office:document-meta>
</file>